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d2a28" officeooo:paragraph-rsid="000d2a28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етическая часть</text:p>
      <text:p text:style-name="P1"/>
      <text:p text:style-name="P1">1)Метрики ПО</text:p>
      <text:p text:style-name="P1"/>
      <text:p text:style-name="P1">Определение метрики программного обеспечения</text:p>
      <text:p text:style-name="P1"/>
      <text:p text:style-name="P1">Метрика программного обеспечения — это количественная оценка, используемая для измерения различных аспектов разработки, качества и производительности программных систем.</text:p>
      <text:p text:style-name="P1"/>
      <text:p text:style-name="P1">Ключевые направления применения метрик</text:p>
      <text:p text:style-name="P1"/>
      <text:p text:style-name="P1">1. Оценка сложности <text:s/></text:p>
      <text:p text:style-name="P1"><text:s text:c="3"/>Помогает определить, насколько сложен код или проект, что важно для планирования ресурсов и времени.</text:p>
      <text:p text:style-name="P1"/>
      <text:p text:style-name="P1">2. Прогнозирование трудозатрат <text:s/></text:p>
      <text:p text:style-name="P1"><text:s text:c="3"/>Используется для оценки времени и усилий, необходимых для завершения проектов на основе предыдущих данных и метрик производительности.</text:p>
      <text:p text:style-name="P1"/>
      <text:p text:style-name="P1">3. Контроль качества <text:s/></text:p>
      <text:p text:style-name="P1"><text:s text:c="3"/>Позволяет отслеживать дефекты, баги и ошибки, что помогает повышать надежность и улучшать общее качество программного продукта.</text:p>
      <text:p text:style-name="P1"/>
      <text:p text:style-name="P1">4. Улучшение стиля <text:s/></text:p>
      <text:p text:style-name="P1"><text:s text:c="3"/>Анализ метрик стиля кода помогает поддерживать его читабельность и единую архитектуру, что упрощает поддержку и развитие проекта.</text:p>
      <text:p text:style-name="P1"/>
      <text:p text:style-name="P1">Пример применения метрик при ревью кода</text:p>
      <text:p text:style-name="P1"/>
      <text:p text:style-name="P1">Метрики, такие как количество строк кода, количество изменений или сложность функций, могут помочь при ревью кода, выделяя участки, требующие особого внимания. Это позволяет ревьюерам сосредоточиться на потенциально проблемных областях и улучшить качество итогового кода.</text:p>
      <text:p text:style-name="P1"/>
      <text:p text:style-name="P1">2)Метрики Сложности</text:p>
      <text:p text:style-name="P1"/>
      <text:p text:style-name="P1">Зачем измерять сложность кода</text:p>
      <text:p text:style-name="P1"/>
      <text:p text:style-name="P1">Измерение сложности кода помогает выявить его управляемость и читабельность. Высокосложный код может вызвать следующие проблемы:</text:p>
      <text:p text:style-name="P1"/>
      <text:p text:style-name="P1">- Увеличение времени на разработку <text:s/></text:p>
      <text:p text:style-name="P1"><text:soft-page-break/><text:s text:c="2"/>Сложные структуры сложнее понимать и модифицировать, что затрудняет работу разработчиков.</text:p>
      <text:p text:style-name="P1"/>
      <text:p text:style-name="P1">- Повышенная вероятность ошибок <text:s/></text:p>
      <text:p text:style-name="P1"><text:s text:c="2"/>Сложный код чаще вызывает баги, так как легче упустить детали или неправильно интерпретировать логику.</text:p>
      <text:p text:style-name="P1"/>
      <text:p text:style-name="P1">- Усложненная поддержка <text:s/></text:p>
      <text:p text:style-name="P1"><text:s text:c="2"/>Сложности возникающие при попытках изменения или исправления кода могут привести к тому, что команда затратит больше времени на его поддержку.</text:p>
      <text:p text:style-name="P1"/>
      <text:p text:style-name="P1">Метрики сложности</text:p>
      <text:p text:style-name="P1"/>
      <text:p text:style-name="P1">1. Глубина вложенности <text:s/></text:p>
      <text:p text:style-name="P1"><text:s text:c="3"/>Измеряет уровень вложенности условных операторов и функций, показывая, насколько сложна логическая структура кода.</text:p>
      <text:p text:style-name="P1"/>
      <text:p text:style-name="P1">2. Количество параметров функции <text:s/></text:p>
      <text:p text:style-name="P1"><text:s text:c="3"/>Помогает оценить, насколько сложной является функция; большее количество параметров может сделать функцию труднее для понимания и использования.</text:p>
      <text:p text:style-name="P1"/>
      <text:p text:style-name="P1">3)Метрики Стилистики</text:p>
      <text:p text:style-name="P1"/>
      <text:p text:style-name="P1">Зачем нужны метрики</text:p>
      <text:p text:style-name="P1"/>
      <text:p text:style-name="P1">Метрики стилистики помогают поддерживать высокое качество кода, улучшая его читаемость и сопровождаемость. Гармония в стилевых решениях делает код понятным для команды, а также облегчает выявление и исправление ошибок.</text:p>
      <text:p text:style-name="P1"/>
      <text:p text:style-name="P1">Примеры метрик стилистики</text:p>
      <text:p text:style-name="P1"/>
      <text:p text:style-name="P1">1. Длина идентификаторов <text:s/></text:p>
      <text:p text:style-name="P1"><text:s text:c="3"/>Измеряет среднюю и минимальную длину имен переменных и функций. Длинные имена могут быть информативными, но слишком короткие (например, x или tmp) не описывают значение, что затрудняет понимание кода.</text:p>
      <text:p text:style-name="P1"/>
      <text:p text:style-name="P1">2. Количество комментариев <text:s/></text:p>
      <text:p text:style-name="P1"><text:s text:c="3"/>Отношение количества комментариев к объему кода. Недостаток комментариев может привести к трудностям в понимании логики, тогда как их избыток может указывать на недостаток ясности в самом коде.</text:p>
      <text:p text:style-name="P1"/>
      <text:p text:style-name="P1">3. Длина строки кода <text:s/></text:p>
      <text:p text:style-name="P1"><text:soft-page-break/><text:s text:c="3"/>Измеряет максимальную и среднюю длину строк. Слишком длинные строки ухудшают читаемость, в то время как строки, которые слишком коротки, могут быть легко неинформативными.</text:p>
      <text:p text:style-name="P1"/>
      <text:p text:style-name="P1">4. Кодстайл <text:s/></text:p>
      <text:p text:style-name="P1"><text:s text:c="3"/>Оценка соблюдения стандартов именования, отступов и форматирования. Несоответствие стандартам может затруднить совместную работу над кодом и его поддержку.</text:p>
      <text:p text:style-name="P1"/>
      <text:p text:style-name="P1"/>
      <text:p text:style-name="P1">Практическая часть</text:p>
      <text:p text:style-name="P1"/>
      <text:p text:style-name="P1">1)Метрики Стилистики</text:p>
      <text:p text:style-name="P1"/>
      <text:p text:style-name="P1">Идентификаторы:</text:p>
      <text:p text:style-name="P1"/>
      <text:p text:style-name="P1">1. Список идентификаторов <text:s/></text:p>
      <text:p text:style-name="P1"><text:s text:c="3"/>- currencies</text:p>
      <text:p text:style-name="P1"><text:s text:c="3"/>- currency_data</text:p>
      <text:p text:style-name="P1"><text:s text:c="3"/>- end_date</text:p>
      <text:p text:style-name="P1"><text:s text:c="3"/>- start_date</text:p>
      <text:p text:style-name="P1"><text:s text:c="3"/>- current_date</text:p>
      <text:p text:style-name="P1"><text:s text:c="3"/>- formatted_date</text:p>
      <text:p text:style-name="P1"><text:s text:c="3"/>- url</text:p>
      <text:p text:style-name="P1"><text:s text:c="3"/>- response</text:p>
      <text:p text:style-name="P1"><text:s text:c="3"/>- root</text:p>
      <text:p text:style-name="P1"><text:s text:c="3"/>- date_record</text:p>
      <text:p text:style-name="P1"><text:s text:c="3"/>- valute</text:p>
      <text:p text:style-name="P1"><text:s text:c="3"/>- char_code</text:p>
      <text:p text:style-name="P1"><text:s text:c="3"/>- value</text:p>
      <text:p text:style-name="P1"><text:s text:c="3"/>- nominal</text:p>
      <text:p text:style-name="P1"><text:s text:c="3"/>- normalized_value</text:p>
      <text:p text:style-name="P1"><text:s text:c="3"/>- writer</text:p>
      <text:p text:style-name="P1"><text:s text:c="3"/>- df</text:p>
      <text:p text:style-name="P1"/>
      <text:p text:style-name="P1">2. Оценка понятности</text:p>
      <text:p text:style-name="P1"><text:s text:c="3"/>- Все идентификаторы: 4</text:p>
      <text:p text:style-name="P1"/>
      <text:p text:style-name="P1">3. Средняя длина идентификаторов</text:p>
      <text:p text:style-name="P1"><text:s text:c="3"/>- Средняя длина = (9 + 12 + 10 + 11 + 12 + 14 + 3 + 8 + 4 + 9 + 5 + 5 + 7 + 15 + 17 + 6) / 16 = 9.75 символов</text:p>
      <text:p text:style-name="P1"/>
      <text:p text:style-name="P1">Комментарии:</text:p>
      <text:p text:style-name="P1"><text:soft-page-break/></text:p>
      <text:p text:style-name="P1">1. Процент строк с комментариями <text:s/></text:p>
      <text:p text:style-name="P1"><text:s text:c="3"/>- Комментарии: 18 из 71 строк кода ≈ 25%</text:p>
      <text:p text:style-name="P1"/>
      <text:p text:style-name="P1">2. Оценка достаточности комментариев <text:s/></text:p>
      <text:p text:style-name="P1"><text:s text:c="3"/>- 4 (достаточно для понимания кода)</text:p>
      <text:p text:style-name="P1"/>
      <text:p text:style-name="P1">Структура:</text:p>
      <text:p text:style-name="P1"/>
      <text:p text:style-name="P1">1. Средняя длина строки кода <text:s/></text:p>
      <text:p text:style-name="P1"><text:s text:c="3"/>- Пример: 92 символа</text:p>
      <text:p text:style-name="P1"/>
      <text:p text:style-name="P1">2. Соблюдение PEP 8 <text:s/></text:p>
      <text:p text:style-name="P1"><text:s text:c="3"/>- Нарушения:</text:p>
      <text:p text:style-name="P1"><text:s text:c="5"/>- Отступы в 1-2 местах вместо 4 пробелов.</text:p>
      <text:p text:style-name="P1">- Отсутствие пробелов вокруг оператора: value = float(...) вместо value = float (...).</text:p>
      <text:p text:style-name="P1"/>
      <text:p text:style-name="P1"/>
      <text:p text:style-name="P1">2)Метрики стилистики важны для поддержания читаемости и сопровождаемости кода. Они вносят ясность и упрощают совместную работу, что снижает время на обучение и исправление ошибок.</text:p>
      <text:p text:style-name="P1"/>
      <text:p text:style-name="P1">Примеры метрик стилистики:</text:p>
      <text:p text:style-name="P1">- Длина идентификаторов: Помогает понять назначение переменной; длинные имена делают код понятнее, но слишком длинные могут быть неудобными.</text:p>
      <text:p text:style-name="P1">- Количество комментариев: Соотношение комментариев к коду помогает понять логические связи; недостаток комментариев затрудняет восприятие.</text:p>
      <text:p text:style-name="P1">- Длина строки кода: Оптимальная длина улучшает читаемость; слишком длинные строки затрудняют понимание.</text:p>
      <text:p text:style-name="P1">- Глубина вложенности: Чем меньше уровень вложенности, тем легче следить за логикой выполнения.</text:p>
      <text:p text:style-name="P1"/>
      <text:p text:style-name="P1">Слишком короткие имена переменных (x, tmp) делают код неясным, затрудняя понимание их роли.</text:p>
      <text:p text:style-name="P1"/>
      <text:p text:style-name="P1">Анализ:</text:p>
      <text:p text:style-name="P1">Сильные стороны:</text:p>
      <text:p text:style-name="P1">1. Хорошая структура функций - легко переиспользовать код.</text:p>
      <text:p text:style-name="P1">2. Сбалансированное количество комментариев - помогает понять общую логику.</text:p>
      <text:p text:style-name="P1"/>
      <text:p text:style-name="P1">Слабые стороны:</text:p>
      <text:p text:style-name="P1"><text:soft-page-break/>1. Длинные строки кода - затрудняют чтение.</text:p>
      <text:p text:style-name="P1">2. Короткие имена переменных - неясные.</text:p>
      <text:p text:style-name="P1"/>
      <text:p text:style-name="P1">Улучшения:</text:p>
      <text:p text:style-name="P1">1. Разделить длинные строки кода на более короткие, используя вспомогательные функции.</text:p>
      <text:p text:style-name="P1">2. Переименовать переменные в более описательные имена для улучшения понимания.</text:p>
      <text:p text:style-name="P1"/>
      <text:p text:style-name="P1">Заключение:</text:p>
      <text:p text:style-name="P1"/>
      <text:p text:style-name="P1">Метрики позволяют количественно оценить качество кода, предоставляя четкие и измеримые критерии для анализа его структуры и стиля. С их помощью можно выявить проблемные области, такие как чрезмерная сложность или недостаточная читаемость, что упрощает принятие решений о необходимых улучшениях. Кроме того, использование метрик способствует стандартизации подходов к программированию в команд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5:28:58.973163031</meta:creation-date>
    <dc:date>2025-06-04T15:46:14.718225827</dc:date>
    <meta:editing-duration>PT17M16S</meta:editing-duration>
    <meta:editing-cycles>1</meta:editing-cycles>
    <meta:document-statistic meta:table-count="0" meta:image-count="0" meta:object-count="0" meta:page-count="5" meta:paragraph-count="97" meta:word-count="766" meta:character-count="5741" meta:non-whitespace-character-count="4925"/>
    <meta:generator>LibreOffice/7.6.4.1$Linux_X86_64 LibreOffice_project/60$Build-1</meta:generator>
  </office:meta>
</office:document-meta>
</file>